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en" fo:country="US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85cm" draw:z-index="0"><draw:image xlink:href="../../odt/images/004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0">Параболическая</text:span>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67cm" draw:z-index="0"><draw:image xlink:href="../../odt/images/004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0">реализует преобразование входного сигнала (скалярного или векторного) </text:span>по формуле:</text:p>
            <text:p text:style-name="P3"><draw:frame draw:style-name="fr3" draw:name="Объект1" text:anchor-type="as-char" svg:width="6.062cm" svg:height="0.73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3" draw:name="Объект2" text:anchor-type="as-char" svg:width="2.237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ы параболы, <text:s/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0">й и выходной сигналы</text:span>.</text:p>
            <text:p text:style-name="Text_20_body"><text:span text:style-name="T3">Свойства</text:span>:</text:p>
            <text:list xml:id="list8602521302497767611" text:style-name="L1">
              <text:list-item>
                <text:p text:style-name="P4"><text:span text:style-name="T1">Свободный член – коэффициент </text:span><text:span text:style-name="T1"><draw:frame draw:style-name="fr3" draw:name="Объект4" text:anchor-type="as-char" svg:width="0.637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4"><text:span text:style-name="T1">Коэффициент при t – коэффициент </text:span><text:span text:style-name="T1"><draw:frame draw:style-name="fr3" draw:name="Объект5" text:anchor-type="as-char" svg:width="0.6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4"><text:span text:style-name="T1">Коэффициент при t</text:span><text:span text:style-name="T2">^2</text:span><text:span text:style-name="T1"> – коэффициент </text:span><text:span text:style-name="T1"><draw:frame draw:style-name="fr3" draw:name="Объект6" text:anchor-type="as-char" svg:width="0.64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2">Примечани</text:span><text:span text:style-name="T11">я</text:span>:</text:p>
            <text:list xml:id="list2831567297798843350" text:style-name="L2">
              <text:list-item>
                <text:p text:style-name="P5">По умолчанию данный блок реализует квадратичное преобразование входного <text:span text:style-name="T13">скалярного</text:span> сигнала с<text:span text:style-name="T10">о свойствами </text:span><draw:frame draw:style-name="fr3" draw:name="Object1" text:anchor-type="as-char" svg:width="4.33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5"><text:span text:style-name="T4">Именованные свойства задаются как </text:span><text:span text:style-name="T5">локальные</text:span><text:span text:style-name="T7"> переменные модели (или субмодели) во вкладке </text:span><text:span text:style-name="T5">Параметры</text:span><text:span text:style-name="T7"> или как глобальные сигналы проекта при помощи пункта главного меню </text:span><text:span text:style-name="T5">Графика</text:span><text:span text:style-name="T7"> </text:span><text:span text:style-name="T8">→</text:span><text:span text:style-name="T9"> </text:span><text:span text:style-name="T6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ическая функция</dc:title>
    <dc:date>2012-03-30T20:20:58.02</dc:date>
    <meta:generator>OpenOffice_Beta/4.1.0$Win32 OpenOffice.org_project/410m14$Build-9760</meta:generator>
    <meta:editing-duration>PT2H55M44S</meta:editing-duration>
    <meta:editing-cycles>141</meta:editing-cycles>
    <meta:document-statistic meta:table-count="1" meta:image-count="2" meta:object-count="7" meta:page-count="1" meta:paragraph-count="17" meta:word-count="110" meta:character-count="75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0</mn>
          </msub>
          <mo stretchy="false">+</mo>
          <mrow>
            <msub>
              <mi>a</mi>
              <mn>1</mn>
            </msub>
            <mo stretchy="false">⋅</mo>
            <mi>x</mi>
          </mrow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p>
            <mfenced open="(" close=")">
              <mrow>
                <mi>x</mi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n>2</mn>
          </msup>
        </mrow>
      </mrow>
    </mrow>
    <annotation encoding="StarMath 5.0">y(t) = a_0 + a_1 cdot x(t) + a_2 cdot left ( x(t) right )^2</annotation>
  </semantics>
</math>
</file>

<file path=Object 2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5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6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7/content.xml><?xml version="1.0" encoding="utf-8"?>
<math xmlns="http://www.w3.org/1998/Math/MathML">
  <semantics>
    <mrow>
      <mrow>
        <msub>
          <mi>a</mi>
          <mn>0</mn>
        </msub>
        <mo stretchy="false">=</mo>
        <mn>0,</mn>
      </mrow>
      <mi/>
      <mrow>
        <msub>
          <mi>a</mi>
          <mn>1</mn>
        </msub>
        <mo stretchy="false">=</mo>
        <mn>0,</mn>
      </mrow>
      <mi/>
      <mrow>
        <msub>
          <mi>a</mi>
          <mn>2</mn>
        </msub>
        <mo stretchy="false">=</mo>
        <mn>1</mn>
      </mrow>
    </mrow>
    <annotation encoding="StarMath 5.0">a_0=0,~a_1=0,~a_2=1</annotation>
  </semantics>
</math>
</file>